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Text_20_body">
      <style:text-properties officeooo:rsid="0022d386" officeooo:paragraph-rsid="0022d386"/>
    </style:style>
    <style:style style:name="P2" style:family="paragraph" style:parent-style-name="Heading_20_1" style:list-style-name="">
      <style:text-properties officeooo:rsid="001e5eae" officeooo:paragraph-rsid="001e5eae"/>
    </style:style>
    <style:style style:name="P3" style:family="paragraph" style:parent-style-name="Text_20_body">
      <style:text-properties officeooo:rsid="0022d386" officeooo:paragraph-rsid="0022d386"/>
    </style:style>
    <style:style style:name="P4" style:family="paragraph" style:parent-style-name="Text_20_body">
      <style:text-properties officeooo:rsid="0022d386" officeooo:paragraph-rsid="00270a9a"/>
    </style:style>
    <style:style style:name="T1" style:family="text">
      <style:text-properties officeooo:rsid="0022d3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0a9a" style:font-weight-asian="normal" style:font-weight-complex="normal"/>
    </style:style>
    <style:style style:name="T4" style:family="text">
      <style:text-properties officeooo:rsid="0025251a"/>
    </style:style>
    <style:style style:name="T5" style:family="text">
      <style:text-properties officeooo:rsid="00270a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0a9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2" text:outline-level="1">T<text:span text:style-name="T1">raductions de « Il y a », « Voici/voilà » </text:span><text:span text:style-name="T4">et « devenir »</text:span></text:h>
      <text:h text:style-name="Heading_20_2" text:outline-level="2">Il y a </text:h>
      <text:h text:style-name="Heading_20_3" text:outline-level="3">Avec Haber</text:h>
      <text:p text:style-name="P1">On suit la structure : Hay + Groupe nominal,etc</text:p>
      <text:h text:style-name="Heading_20_3" text:outline-level="3">avec Estar</text:h>
      <text:p text:style-name="P1">On suit la structure Està + Groupe Nominal</text:p>
      <text:h text:style-name="Heading_20_3" text:outline-level="3">Avec Hacer</text:h>
      <text:p text:style-name="P1">On suit la structure hace + Groupe Nominal</text:p>
      <text:p text:style-name="P1">On ne l’utilise que pour exprimer le temps (durée ou météorologique)</text:p>
      <text:h text:style-name="Heading_20_2" text:outline-level="2">Voici/Voilà</text:h>
      <text:h text:style-name="Heading_20_3" text:outline-level="3">Avec les pronoms démonstratifs</text:h>
      <text:p text:style-name="P1">On suit la structure : <text:span text:style-name="Strong_20_Emphasis"><text:span text:style-name="T2">pronom démonstratif + ser conjugué + nom</text:span></text:span></text:p>
      <text:h text:style-name="Heading_20_3" text:outline-level="3"><text:span text:style-name="Strong_20_Emphasis">Avec des adverbes de lieu</text:span></text:h>
      <text:p text:style-name="P1"><text:span text:style-name="Strong_20_Emphasis"><text:span text:style-name="T2">On suit la structure : Aquí (le nom est proche de nous) / ahí (le nom est moyennement proche de nous) / allí (le nom est éloigné de nous)+ está / están + nom</text:span></text:span></text:p>
      <text:h text:style-name="Heading_20_2" text:outline-level="2"><text:span text:style-name="Strong_20_Emphasis"><text:span text:style-name="T2">Devenir</text:span></text:span></text:h>
      <text:h text:style-name="Heading_20_3" text:outline-level="3"><text:span text:style-name="Strong_20_Emphasis"><text:span text:style-name="T2">Lorsqu’il exprime un changement essentiel</text:span></text:span></text:h>
      <text:h text:style-name="Heading_20_4" text:outline-level="4"><text:span text:style-name="Strong_20_Emphasis"><text:span text:style-name="T2">Avec Hacerse</text:span></text:span></text:h>
      <text:p text:style-name="P4"><text:span text:style-name="Strong_20_Emphasis"><text:span text:style-name="T3">Pour un changement volontaire ou progressif</text:span></text:span></text:p>
      <text:h text:style-name="Heading_20_4" text:outline-level="4"><text:span text:style-name="Strong_20_Emphasis"><text:span text:style-name="T2">Avec Volverse</text:span></text:span></text:h>
      <text:p text:style-name="P4"><text:span text:style-name="Strong_20_Emphasis"><text:span text:style-name="T3">Pour un changement involontaire ou soudain</text:span></text:span></text:p>
      <text:h text:style-name="Heading_20_4" text:outline-level="4"><text:span text:style-name="Strong_20_Emphasis"><text:span text:style-name="T2">Avec Llegar a ser</text:span></text:span></text:h>
      <text:p text:style-name="P4"><text:span text:style-name="Strong_20_Emphasis"><text:span text:style-name="T3">Pour une longue transformation</text:span></text:span></text:p>
      <text:h text:style-name="Heading_20_4" text:outline-level="4"><text:span text:style-name="Strong_20_Emphasis"><text:span text:style-name="T2">Avec Convertirse en</text:span></text:span></text:h>
      <text:p text:style-name="P4"><text:span text:style-name="Strong_20_Emphasis"><text:span text:style-name="T3">Pour un changement involontaire et progressif</text:span></text:span></text:p>
      <text:h text:style-name="Heading_20_3" text:outline-level="3"><text:span text:style-name="Strong_20_Emphasis"><text:span text:style-name="T2">Lorsqu’il exprime un changement passager</text:span></text:span></text:h>
      <text:p text:style-name="P4"><text:span text:style-name="Strong_20_Emphasis"><text:span text:style-name="T3">On utilise le verbe poners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54M36S</meta:editing-duration>
    <meta:editing-cycles>21</meta:editing-cycles>
    <meta:generator>LibreOffice/7.3.5.2$Linux_X86_64 LibreOffice_project/30$Build-2</meta:generator>
    <dc:title>TST</dc:title>
    <dc:date>2022-08-15T14:28:44.125973802</dc:date>
    <meta:document-statistic meta:table-count="0" meta:image-count="0" meta:object-count="0" meta:page-count="1" meta:paragraph-count="26" meta:word-count="164" meta:character-count="915" meta:non-whitespace-character-count="776"/>
    <meta:template xlink:type="simple" xlink:actuate="onRequest" xlink:title="TST" xlink:href="../../../../../.config/libreoffice/4/user/template/TST.ott" meta:date="2022-08-14T13:54:08.499345587"/>
  </office:meta>
</office:document-meta>
</file>